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paragraph-rsid="00211322"/>
    </style:style>
    <style:style style:name="T1" style:family="text">
      <style:text-properties officeooo:rsid="00200cfb"/>
    </style:style>
    <style:style style:name="T2" style:family="text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">Résumé</text:span></text:h>
      <text:p text:style-name="P1">Brief abstract in <text:span text:style-name="T1">French</text:span></text:p>
      <text:p text:style-name="P1">Abstracts have a maximum limit of 4000 character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38:49.058944825</meta:creation-date>
    <meta:generator>LibreOffice/6.4.7.2$Linux_X86_64 LibreOffice_project/40$Build-2</meta:generator>
    <dc:date>2024-05-21T13:20:55.661063106</dc:date>
    <dc:creator>Dominique Caron</dc:creator>
    <meta:editing-duration>PT56S</meta:editing-duration>
    <meta:editing-cycles>3</meta:editing-cycles>
    <meta:document-statistic meta:table-count="0" meta:image-count="0" meta:object-count="0" meta:page-count="1" meta:paragraph-count="3" meta:word-count="13" meta:character-count="80" meta:non-whitespace-character-count="70"/>
  </office:meta>
</office:document-meta>
</file>